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

            <text:p text:style-name="Standard"><text:span>The </text:span><text:span text:style-name="backtick">Imgbutton</text:span><text:span> is very similar to the simple </text:span><text:span text:style-name="backtick">Button</text:span><text:span> Widget. The only difference is that it displays user-defined images in each state instead of drawing a rectangle.</text:span></text:p><text:span> </text:span><text:p text:style-name="Standard">More info (<text:a xlink:type="simple" xlink:href="https://docs.lvgl.io/8.3/widgets/extra/imgbt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ext:span>The image for the </text:span><text:span text:style-name="backtick">Released</text:span><text:span> state.</text:span></text:p><text:span> </text:span>
                                            <text:p text:style-name="Standard"/>,
                                            <text:list xml:id="list1065229068" text:continue-numbering="true"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ext:span>The image for the </text:span><text:span text:style-name="backtick">Pressed</text:span><text:span> state.</text:span></text:p><text:span> </text:span>
                                            <text:p text:style-name="Standard"/>,
                                            <text:list xml:id="list1065229068" text:continue-numbering="true"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ext:span>The image for the </text:span><text:span text:style-name="backtick">Disabled</text:span><text:span> state.</text:span></text:p><text:span> </text:span>
                                            <text:p text:style-name="Standard"/>,
                                            <text:list xml:id="list1065229068" text:continue-numbering="true"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span> </text:span>
                                            <text:p text:style-name="Standard"/>,
                                            <text:list xml:id="list1065229068" text:continue-numbering="true"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Pressed</text:span><text:span> state.</text:span></text:p><text:span> </text:span>
                                            <text:p text:style-name="Standard"/>,
                                            <text:list xml:id="list1065229068" text:continue-numbering="true"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